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cBeathenne Mythal – Equipment Panels</text:p>
      <text:p text:style-name="Standard"/>
      <text:p text:style-name="Standard">Ghostgear Matrix</text:p>
      <text:list xml:id="list43138578" text:style-name="L1">
        <text:list-item>
          <text:p text:style-name="P1">Load (Indicator)</text:p>
        </text:list-item>
        <text:list-item>
          <text:p text:style-name="P1">Individual Max (Dial, Indicator)</text:p>
        </text:list-item>
        <text:list-item>
          <text:p text:style-name="P1">Permutation Rate (Indicator, Status, Rate of tool change dial)</text:p>
        </text:list-item>
        <text:list-item>
          <text:p text:style-name="P1">Wall Stress (Status Average, X-Y Indicator, Wheel individual)</text:p>
        </text:list-item>
        <text:list-item>
          <text:p text:style-name="P1">Interior Wall stress (Switch, Wheel average, Wheel individual)</text:p>
        </text:list-item>
      </text:list>
      <text:p text:style-name="Standard"/>
      <text:p text:style-name="Standard">Ghostgear Integrator</text:p>
      <text:list xml:id="list43136057" text:style-name="L2">
        <text:list-item>
          <text:p text:style-name="P2">Count Template (Socket, Display, Ativator)</text:p>
        </text:list-item>
        <text:list-item>
          <text:p text:style-name="P2">Integrate (Activator, Display, Light, Circle port 0-5 [even sockets])</text:p>
        </text:list-item>
        <text:list-item>
          <text:p text:style-name="P2">Deploy Part (Socket, Activator, Indicator)</text:p>
        </text:list-item>
        <text:list-item>
          <text:p text:style-name="P2">Retrieve Part (Slot, Activator, Indiicate retrieve, Indicate arrive)</text:p>
        </text:list-item>
        <text:list-item>
          <text:p text:style-name="P2">Part Density (Max, Current)</text:p>
        </text:list-item>
        <text:list-item>
          <text:p text:style-name="P2">Interior Rack Count (Display, Dial, Activator, Numeric indicator)</text:p>
        </text:list-item>
        <text:list-item>
          <text:p text:style-name="P2">Status (onnect Indicator, Power Indicator, Connect indicator, Dial, Power rate)</text:p>
        </text:list-item>
        <text:list-item>
          <text:p text:style-name="P2">Ghostgear Matricie (Standard build x 2)</text:p>
        </text:list-item>
      </text:list>
      <text:p text:style-name="Standard"/>
      <text:p text:style-name="Standard">Pump Control</text:p>
      <text:list xml:id="list43143611" text:style-name="L3">
        <text:list-item>
          <text:p text:style-name="P3">Channel 1-3 (Dial, Indicator)</text:p>
          <text:list>
            <text:list-item>
              <text:p text:style-name="P3">Circle rate (Dial, Indicator, Verified indicator)</text:p>
            </text:list-item>
            <text:list-item>
              <text:p text:style-name="P3">Impact grid (Switch)</text:p>
              <text:list>
                <text:list-item>
                  <text:p text:style-name="P3">Split Density (Dial, Indicator)</text:p>
                </text:list-item>
                <text:list-item>
                  <text:p text:style-name="P3">Replenish Rate (Indicator)</text:p>
                </text:list-item>
                <text:list-item>
                  <text:p text:style-name="P3">Stability charge (Indicator)</text:p>
                </text:list-item>
              </text:list>
            </text:list-item>
            <text:list-item>
              <text:p text:style-name="P3">Ghostgear Matricie (standard build 3x1ea)</text:p>
            </text:list-item>
          </text:list>
        </text:list-item>
        <text:list-item>
          <text:p text:style-name="P3">Bypass Control</text:p>
          <text:list>
            <text:list-item>
              <text:p text:style-name="P3">Flow Rate</text:p>
              <text:list>
                <text:list-item>
                  <text:p text:style-name="P3">1-2, 2-3, 3-1 (Wheel indicator, Dial, Channel Stress)</text:p>
                </text:list-item>
              </text:list>
            </text:list-item>
            <text:list-item>
              <text:p text:style-name="P3">Power Bypass</text:p>
              <text:list>
                <text:list-item>
                  <text:p text:style-name="P3">1-2, 2-3, 3-1 (Switch, Indicator)</text:p>
                </text:list-item>
              </text:list>
            </text:list-item>
            <text:list-item>
              <text:p text:style-name="P3">Strain (guage, pass/fail indicator)</text:p>
            </text:list-item>
            <text:list-item>
              <text:p text:style-name="P3">Online (Switch, Indicator)</text:p>
            </text:list-item>
          </text:list>
        </text:list-item>
        <text:list-item>
          <text:p text:style-name="P3">Sourcer Pump (Indicator, Shutoff)</text:p>
          <text:list>
            <text:list-item>
              <text:p text:style-name="P3">Potential (Indicator, Dial [Gain])</text:p>
              <text:list>
                <text:list-item>
                  <text:p text:style-name="P3">Recieving Seat (Indicator, Pass/Fail)</text:p>
                </text:list-item>
                <text:list-item>
                  <text:p text:style-name="P3">Inpulse Seat (Indicator, Pass/Fail)</text:p>
                </text:list-item>
              </text:list>
            </text:list-item>
            <text:list-item>
              <text:p text:style-name="P3">Impulse Charge (Indicator, Dial)</text:p>
            </text:list-item>
            <text:list-item>
              <text:p text:style-name="P3">Transit Belt (Indicator)</text:p>
              <text:list>
                <text:list-item>
                  <text:p text:style-name="P3">Status (Pass/Fail)</text:p>
                </text:list-item>
                <text:list-item>
                  <text:p text:style-name="P3">Rate (Indicator, Dial)</text:p>
                </text:list-item>
                <text:list-item>
                  <text:p text:style-name="P3">Negative Pressure (Indicator)</text:p>
                </text:list-item>
              </text:list>
            </text:list-item>
            <text:list-item>
              <text:p text:style-name="P3">Chamber Leak Charge (Status, Pass/Fail, Indicator)</text:p>
              <text:list>
                <text:list-item>
                  <text:p text:style-name="P3">Ground to sourcer drill rate (Indicator, Alarm)</text:p>
                </text:list-item>
                <text:list-item>
                  <text:p text:style-name="P3">Drill Resistance (Indicator)</text:p>
                </text:list-item>
                <text:list-item>
                  <text:p text:style-name="P3">Ground Pump (Indictor, Dial)</text:p>
                </text:list-item>
                <text:list-item>
                  <text:p text:style-name="P3">Drain Channel Stress (Indicator)</text:p>
                </text:list-item>
              </text:list>
            </text:list-item>
            <text:list-item>
              <text:p text:style-name="P3">Ghostgear Matricie (Standard Build x 4)</text:p>
            </text:list-item>
          </text:list>
        </text:list-item>
      </text:list>
      <text:p text:style-name="Standard">Drill Control</text:p>
      <text:list xml:id="list43210707" text:style-name="L4">
        <text:list-item>
          <text:p text:style-name="P4">Ghostgear Matricie (Standard build x 1)</text:p>
        </text:list-item>
        <text:list-item>
          <text:p text:style-name="P4">Ghostgear Matricie (Trunk)</text:p>
        </text:list-item>
        <text:list-item>
          <text:p text:style-name="P4">Outer Insulator (Switch, Status)</text:p>
          <text:list>
            <text:list-item>
              <text:p text:style-name="P4">Outer Pressure (Indicator)</text:p>
            </text:list-item>
            <text:list-item>
              <text:p text:style-name="P4">Inner Pressure (Indicator)</text:p>
            </text:list-item>
            <text:list-item>
              <text:p text:style-name="P4">Field Balance (Indicator, Dial, Status)</text:p>
            </text:list-item>
          </text:list>
        </text:list-item>
        <text:list-item>
          <text:p text:style-name="P4">Absorbtion Plate (Switch, Status)</text:p>
          <text:list>
            <text:list-item>
              <text:p text:style-name="P4">Intake Rate (Indicator)</text:p>
            </text:list-item>
            <text:list-item>
              <text:p text:style-name="P4">Draw Potential (Guage, Dial, Switch)</text:p>
            </text:list-item>
            <text:list-item>
              <text:p text:style-name="P4">Jitter (Indicator)</text:p>
            </text:list-item>
          </text:list>
        </text:list-item>
        <text:list-item>
          <text:p text:style-name="P4">Drill Insulator (Indicator, Switch)</text:p>
          <text:list>
            <text:list-item>
              <text:p text:style-name="P4">Interior Pressure (Indicator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25M14S</meta:editing-duration>
    <meta:editing-cycles>4</meta:editing-cycles>
    <meta:generator>OpenOffice.org/3.1$Win32 OpenOffice.org_project/310m11$Build-9399</meta:generator>
    <dc:date>2009-10-16T23:14:17.03</dc:date>
    <meta:document-statistic meta:table-count="0" meta:image-count="0" meta:object-count="0" meta:page-count="1" meta:paragraph-count="59" meta:word-count="313" meta:character-count="2073"/>
    <meta:user-defined meta:name="Info 1"/>
    <meta:user-defined meta:name="Info 2"/>
    <meta:user-defined meta:name="Info 3"/>
    <meta:user-defined meta:name="Info 4"/>
  </office:meta>
</office:document-meta>
</file>